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Total MSE</text:p>
          </table:table-cell>
          <table:table-cell table:style-name="ce1" office:value-type="string" calcext:value-type="string">
            <text:p>Min MSE</text:p>
          </table:table-cell>
          <table:table-cell table:style-name="ce1" office:value-type="string" calcext:value-type="string">
            <text:p>Max MSE</text:p>
          </table:table-cell>
        </table:table-row>
        <table:table-row table:style-name="ro1">
          <table:table-cell office:value-type="string" calcext:value-type="string">
            <text:p>One datastream, one location</text:p>
          </table:table-cell>
          <table:table-cell table:style-name="ce3" office:value-type="float" office:value="0.0120723939341444" calcext:value-type="float">
            <text:p>0.012072393934144</text:p>
          </table:table-cell>
          <table:table-cell office:value-type="float" office:value="0.000537885527592152" calcext:value-type="float">
            <text:p>0.000537885527592</text:p>
          </table:table-cell>
          <table:table-cell office:value-type="float" office:value="0.0522373653948307" calcext:value-type="float">
            <text:p>0.052237365394831</text:p>
          </table:table-cell>
        </table:table-row>
        <table:table-row table:style-name="ro1">
          <table:table-cell office:value-type="string" calcext:value-type="string">
            <text:p>One datastream, all locations</text:p>
          </table:table-cell>
          <table:table-cell office:value-type="float" office:value="0.0113873455103077" calcext:value-type="float">
            <text:p>0.011387345510308</text:p>
          </table:table-cell>
          <table:table-cell office:value-type="float" office:value="0.00203358288854361" calcext:value-type="float">
            <text:p>0.002033582888544</text:p>
          </table:table-cell>
          <table:table-cell office:value-type="float" office:value="0.0311650261282921" calcext:value-type="float">
            <text:p>0.031165026128292</text:p>
          </table:table-cell>
        </table:table-row>
        <table:table-row table:style-name="ro1">
          <table:table-cell office:value-type="string" calcext:value-type="string">
            <text:p>All datastreams, one location</text:p>
          </table:table-cell>
          <table:table-cell office:value-type="float" office:value="0.0114312677434757" calcext:value-type="float">
            <text:p>0.011431267743476</text:p>
          </table:table-cell>
          <table:table-cell office:value-type="float" office:value="0.00610418897122145" calcext:value-type="float">
            <text:p>0.006104188971221</text:p>
          </table:table-cell>
          <table:table-cell office:value-type="float" office:value="0.0156039083376527" calcext:value-type="float">
            <text:p>0.015603908337653</text:p>
          </table:table-cell>
        </table:table-row>
        <table:table-row table:style-name="ro1">
          <table:table-cell office:value-type="string" calcext:value-type="string">
            <text:p>All datastreams, all locations </text:p>
          </table:table-cell>
          <table:table-cell table:style-name="ce4" office:value-type="float" office:value="0.0109515776857734" calcext:value-type="float">
            <text:p>0.010951577685773</text:p>
          </table:table-cell>
          <table:table-cell table:number-columns-repeated="2" office:value-type="float" office:value="0.0109515776857734" calcext:value-type="float">
            <text:p>0.0109515776857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3T15:40:45.226593038</meta:creation-date>
    <dc:date>2023-08-23T15:53:06.204487211</dc:date>
    <meta:editing-duration>PT12M19S</meta:editing-duration>
    <meta:editing-cycles>5</meta:editing-cycles>
    <meta:generator>LibreOffice/6.0.7.3$Linux_X86_64 LibreOffice_project/00m0$Build-3</meta:generator>
    <meta:document-statistic meta:table-count="1" meta:cell-count="20" meta:object-count="0"/>
  </office:meta>
</office:document-meta>
</file>